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2" svg:font-family="Tahoma"/>
    <style:font-face style:name="Times" svg:font-family="Times"/>
    <style:font-face style:name="Arial Black" svg:font-family="'Arial Black'" style:font-family-generic="roman"/>
    <style:font-face style:name="Times1" svg:font-family="Times" style:font-family-generic="roman"/>
    <style:font-face style:name="DejaVuSans1" svg:font-family="DejaVuSans" style:font-pitch="variable"/>
    <style:font-face style:name="MS Gothic" svg:font-family="'MS Gothic'" style:font-pitch="variable"/>
    <style:font-face style:name="Tahoma1" svg:font-family="Tahoma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cm" fo:margin-right="0.979cm" fo:text-align="justify" style:justify-single-word="false" fo:text-indent="0cm" style:auto-text-indent="false"/>
      <style:text-properties fo:language="es" fo:country="ES" fo:font-weight="normal" style:font-weight-asian="normal" style:font-weight-complex="normal"/>
    </style:style>
    <style:style style:name="P3" style:family="paragraph" style:parent-style-name="Text_20_body">
      <style:paragraph-properties fo:margin-left="0cm" fo:margin-right="0.979cm" fo:text-align="justify" style:justify-single-word="false" fo:text-indent="0cm" style:auto-text-indent="false"/>
      <style:text-properties fo:language="es" fo:country="ES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ext_20_body" style:list-style-name="L1">
      <style:paragraph-properties fo:margin-left="0cm" fo:margin-right="0.979cm" fo:text-align="justify" style:justify-single-word="false" fo:text-indent="0cm" style:auto-text-indent="false"/>
      <style:text-properties fo:language="es" fo:country="ES" fo:font-weight="bold" style:font-weight-asian="bold" style:font-weight-complex="bold"/>
    </style:style>
    <style:style style:name="P5" style:family="paragraph">
      <style:paragraph-properties fo:margin-left="0cm" fo:margin-right="0cm" fo:text-indent="0cm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" style:family="paragraph">
      <style:paragraph-properties fo:margin-left="0cm" fo:margin-right="0cm" fo:text-align="center" fo:text-indent="0cm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solid" svg:stroke-width="0.03cm" svg:stroke-color="#000000" draw:marker-start-width="0.7cm" draw:marker-start-center="false" draw:marker-end-width="0.7cm" draw:marker-end-center="false" draw:stroke-linejoin="miter" draw:fill="solid" draw:fill-color="#ffffff" draw:textarea-horizontal-align="left" draw:textarea-vertical-align="middle" draw:auto-grow-height="false" draw:fit-to-size="false" fo:min-height="0cm" fo:min-width="0cm" fo:padding-top="0.132cm" fo:padding-bottom="0.132cm" fo:padding-left="0.252cm" fo:padding-right="0.252cm" fo:wrap-option="wrap" draw:shadow="hidden" draw:shadow-offset-x="0.3cm" draw:shadow-offset-y="0.3cm" draw:shadow-color="#808080" style:run-through="foreground" style:wrap="parallel" style:number-wrapped-paragraphs="no-limit" style:wrap-contour="true" style:wrap-contour-mode="full" style:vertical-pos="from-top" style:vertical-rel="paragraph-content" style:horizontal-pos="from-left" style:horizontal-rel="paragraph-content" draw:wrap-influence-on-position="once-concurrent" style:flow-with-text="false"/>
    </style:style>
    <style:style style:name="gr2" style:family="graphic">
      <style:graphic-properties draw:stroke="solid" svg:stroke-width="0.049cm" svg:stroke-color="#000000" draw:marker-start-width="0.7cm" draw:marker-start-center="false" draw:marker-end-width="0.7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43cm" fo:padding-bottom="0.143cm" fo:padding-left="0.263cm" fo:padding-right="0.263cm" fo:wrap-option="wrap" draw:shadow="hidden" draw:shadow-offset-x="0.3cm" draw:shadow-offset-y="0.3cm" draw:shadow-color="#808080" style:run-through="foreground" style:wrap="parallel" style:number-wrapped-paragraphs="no-limit" style:wrap-contour="true" style:wrap-contour-mode="full" style:vertical-pos="from-top" style:vertical-rel="paragraph-content" style:horizontal-pos="from-left" style:horizontal-rel="paragraph-content" draw:wrap-influence-on-position="once-concurrent" style:flow-with-text="false"/>
    </style:style>
    <style:style style:name="gr3" style:family="graphic">
      <style:graphic-properties draw:stroke="none" svg:stroke-width="0.049cm" svg:stroke-color="#ffffff" draw:marker-start-width="0.7cm" draw:marker-start-center="false" draw:marker-end-width="0.7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43cm" fo:padding-bottom="0.143cm" fo:padding-left="0.263cm" fo:padding-right="0.263cm" fo:wrap-option="wrap" draw:shadow="hidden" draw:shadow-offset-x="0.3cm" draw:shadow-offset-y="0.3cm" draw:shadow-color="#808080" style:run-through="foreground" style:wrap="parallel" style:number-wrapped-paragraphs="no-limit" style:wrap-contour="true" style:wrap-contour-mode="full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2" draw:style-name="gr3" draw:text-style-name="P8" svg:width="15.4cm" svg:height="1.456cm" svg:x="1.251cm" svg:y="7.634cm"><text:p text:style-name="P7">Guión de prácticas nº 8: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1" draw:style-name="gr2" draw:text-style-name="P6" svg:width="15.221cm" svg:height="5.583cm" svg:x="0.986cm" svg:y="9.857cm"><text:p text:style-name="P7">Conceptos para la</text:p><text:p text:style-name="P7">codificación</text:p><text:p text:style-name="P7">con pérdida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0" draw:style-name="gr1" draw:text-style-name="P6" svg:width="14.581cm" svg:height="4.844cm" svg:x="0.277cm" svg:y="19.62cm"><text:p text:style-name="P5">Rubén Dugo Martín</text:p><text:p text:style-name="P5">Compresión y Codificación de Datos</text:p><text:p text:style-name="P5">Curso 2007-2008</text:p><text:p text:style-name="P5">Universidad de Granada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"/>
      <text:list text:style-name="L1">
        <text:list-item>
          <text:p text:style-name="P4">Generar dos "reconstrucciones" de una imagen. En la primera, se añade un valor de 10 a cada píxel de la imagen; en la segunda aleatoriamente se añade o resta 10 a cada píxel.¿Cuál es el SNR de cada una de las reconstrucciones? ¿Reflejan los valores obtenidos la calidad visual de la imagen?</text:p>
        </text:list-item>
      </text:list>
      <text:p text:style-name="P2"/>
      <text:p text:style-name="P2"><text:tab/>Para realizar este ejercicio he hecho un programa que adjunto, para compilarlo ejecute</text:p>
      <text:p text:style-name="P2">“<text:span text:style-name="T1">gcc -Wall ej1.c -o ej1 -lm</text:span>”, una vez compilado tendremos que pasarle dos parámetros, el primero un el fichero original y el segundo el fichero que ha sido comprimido, ambos en formato PGM, también adjunto los ficheros con los que he realizado el ejercicio; <text:span text:style-name="T1">lisboa-comp.pgm</text:span> y <text:span text:style-name="T1">lisboa-orig.pgm</text:span> respectivamente.</text:p>
      <text:p text:style-name="P2"><text:tab/>El programa generará dos imágenes PGM, la primera de ellas será la obtenida al sumarle 10 a todos los píxeles de la imagen y la segunda la resultante de sumarle o restarle 10 aleatoriamente e imprimirá en consola los valores del SNR, calculados con la imagen que el genera a partir de la comprimida y la original.</text:p>
      <text:p text:style-name="P2"/>
      <text:p text:style-name="P2"><text:tab/>Para el primer caso (+10 a cada píxel) obtenemos:</text:p>
      <text:p text:style-name="P3"><text:tab/><text:tab/>SNR(RMS): 2.644637</text:p>
      <text:p text:style-name="P3"><text:tab/><text:tab/>SNR(DBS): 9.725337 </text:p>
      <text:p text:style-name="P3"/>
      <text:p text:style-name="P2"><text:tab/>Y para el segundo (de -10 a +10 aleatoriamente);</text:p>
      <text:p text:style-name="P3"><text:tab/><text:tab/>SNR(RMS): 1.063869</text:p>
      <text:p text:style-name="P3"><text:tab/><text:tab/>SNR(DBS): 0.619124 </text:p>
      <text:p text:style-name="P2"/>
      <text:p text:style-name="P2"><text:tab/>Claramente, el primer caso tiene valores mucho mayores de SNR, sin embargo, la imagen resultante parece mucho menos distorsionada que en el otro caso, podemos afirmar que estos cálculos son útiles sólo a nivel matemática porque a nivel visual no sabemos con certeza lo que puede ocurr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2" svg:font-family="Tahoma"/>
    <style:font-face style:name="Times" svg:font-family="Times"/>
    <style:font-face style:name="Arial Black" svg:font-family="'Arial Black'" style:font-family-generic="roman"/>
    <style:font-face style:name="Times1" svg:font-family="Times" style:font-family-generic="roman"/>
    <style:font-face style:name="DejaVuSans1" svg:font-family="DejaVuSans" style:font-pitch="variable"/>
    <style:font-face style:name="MS Gothic" svg:font-family="'MS Gothic'" style:font-pitch="variable"/>
    <style:font-face style:name="Tahoma1" svg:font-family="Tahoma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RauBn</meta:initial-creator>
    <meta:creation-date>2008-06-17T20:54:29</meta:creation-date>
    <dc:creator>RauBn</dc:creator>
    <dc:date>2008-06-20T20:56:17</dc:date>
    <meta:editing-cycles>40</meta:editing-cycles>
    <meta:editing-duration>PT1H55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1" meta:word-count="251" meta:character-count="1468"/>
  </office:meta>
</office:document-meta>
</file>